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rsid="000b8e3f" officeooo:paragraph-rsid="000b8e3f"/>
    </style:style>
    <style:style style:name="P2" style:family="paragraph" style:parent-style-name="Text_20_body">
      <style:paragraph-properties fo:text-align="justify" style:justify-single-word="false"/>
      <style:text-properties officeooo:rsid="000c300d" officeooo:paragraph-rsid="000c300d"/>
    </style:style>
    <style:style style:name="P3" style:family="paragraph" style:parent-style-name="Text_20_body">
      <style:paragraph-properties fo:text-align="justify" style:justify-single-word="false"/>
      <style:text-properties officeooo:rsid="000e1881" officeooo:paragraph-rsid="000e1881"/>
    </style:style>
    <style:style style:name="P4" style:family="paragraph" style:parent-style-name="Title">
      <style:paragraph-properties fo:text-align="center" style:justify-single-word="false"/>
      <style:text-properties officeooo:rsid="000b8e3f" officeooo:paragraph-rsid="000b8e3f"/>
    </style:style>
    <style:style style:name="T1" style:family="text">
      <style:text-properties officeooo:rsid="000e18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R-AMPL</text:p>
      <text:p text:style-name="P1"/>
      <text:p text:style-name="P1"/>
      <text:p text:style-name="P2">Association des détaillants de l'entreprise en deux divisions D1 et D2.</text:p>
      <text:p text:style-name="P2">D1 et D2 seront probablement les variables de l'objectif.</text:p>
      <text:p text:style-name="P2">D1 =&gt; 40 % du marché</text:p>
      <text:p text:style-name="P2">D2 =&gt; 60 % du marché</text:p>
      <text:p text:style-name="P2">Chaque détaillant est nommé par la lettre M et un nombre. Les détaillants sont compris entre M1 M23.</text:p>
      <text:p text:style-name="P2">Les détaillants appartiennent à une estimation de marché (région) :</text:p>
      <text:p text:style-name="P2">M1-M8 =&gt; R1<text:tab/><text:tab/>M9-M18 =&gt; R2<text:tab/>M19-M23 =&gt; R3</text:p>
      <text:p text:style-name="P2">Les détaillants sont rangés en deux catégories A et B :</text:p>
      <text:p text:style-name="P2">M1-M3/M5-M6/M10/M15/M20 =&gt; A</text:p>
      <text:p text:style-name="P2">M4/M7-M9/M11-M14/M16-M19/M21-M23 =&gt; B</text:p>
      <text:p text:style-name="P2">Les détaillants disposent d'un certain nombre de point de vente.</text:p>
      <text:p text:style-name="P2">La répartition des détaillants doit suivre la règle 40/60 pour toutes les règles suivantes (subject) :</text:p>
      <text:p text:style-name="P2"><text:tab/>le nombre total de point de vente</text:p>
      <text:p text:style-name="P2"><text:tab/>le marché total spiritueux</text:p>
      <text:p text:style-name="P2"><text:tab/>le marché de l'huile dans chaque région</text:p>
      <text:p text:style-name="P2"><text:tab/>le nombre de détaillants pour chaque catégories</text:p>
      <text:p text:style-name="P2">Une marge de +- 5 % est tolérée : 35/65 45/55</text:p>
      <text:p text:style-name="P2"/>
      <text:p text:style-name="P2">maximize 40 %D1 +60%D2 <text:span text:style-name="T1">≤ 1</text:span></text:p>
      <text:p text:style-name="P2">objectif répartir entre D1 et D2 les détaillants.</text:p>
      <text:p text:style-name="P2">Nouvelle variable qui fait l'association entre détaillant et division.</text:p>
      <text:p text:style-name="P3">Subject : somme PV D1 + somme PV D2 &lt;= somme PV</text:p>
      <text:p text:style-name="P3">Subject : somme PV D1 ≤ somme PV * 45%</text:p>
      <text:p text:style-name="P3">Subject : somme PV D1 ≥ somme PV * 35 %</text:p>
      <text:p text:style-name="P3">Subject : somme PV D2 ≤ somme PV * 65%</text:p>
      <text:p text:style-name="P3">Subject : somme PV D2 ≥ somme PV * 55%</text:p>
      <text:p text:style-name="P3"><text:soft-page-break/>Idem pour spiritueux / huile / nb détaillant</text:p>
      <text:p text:style-name="P3"/>
      <text:p text:style-name="P3">Utilisation d'un solver spécial pour résoudre le problème.</text:p>
      <text:p text:style-name="P3">Utilisation de variables binaires :</text:p>
      <text:p text:style-name="P3">pour chaque détaillant 0 appartient pas à D1 et 1 appartient à D1</text:p>
      <text:p text:style-name="P3">pour chaque détaillant 0 appartient pas à D2 et 1 appartient à D2</text:p>
      <text:p text:style-name="P3">Pour les calculs utiliser Valeur binaire * valeur de détailla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lencourt Alex</meta:initial-creator>
    <meta:creation-date>2015-10-06T15:26:02.373183449</meta:creation-date>
    <dc:date>2015-10-06T16:07:18.609042554</dc:date>
    <dc:creator>Dalencourt Alex</dc:creator>
    <meta:editing-duration>PT15M6S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2" meta:paragraph-count="32" meta:word-count="282" meta:character-count="1537" meta:non-whitespace-character-count="1282"/>
  </office:meta>
</office:document-meta>
</file>